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88cm" fo:min-width="2.10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48cm" fo:min-width="1.118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639cm" fo:min-width="0.77cm"/>
      <style:paragraph-properties style:writing-mode="lr-tb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 style:writing-mode="lr-tb"/>
      <style:text-properties fo:color="#ffffff" fo:font-weight="bold" style:font-weight-asian="bold" style:font-weight-complex="bold"/>
    </style:style>
    <style:style style:name="P2" style:family="paragraph">
      <style:paragraph-properties fo:text-align="center" style:writing-mode="lr-tb"/>
      <style:text-properties fo:color="#ffffff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ffff"/>
      <style:paragraph-properties fo:text-align="center" style:writing-mode="lr-tb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2.032cm" svg:x="5.74cm" svg:y="10.552cm">
          <text:p text:style-name="P1"><text:span text:style-name="T1">Big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86cm" svg:height="1.27cm" svg:x="6.67cm" svg:y="14.69cm">
          <text:p text:style-name="P2"><text:span text:style-name="T2">fx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051cm" svg:y1="15.949cm" svg:x2="6.416cm" svg:y2="18.616cm">
          <text:p/>
        </draw:line>
        <draw:line draw:style-name="gr3" draw:text-style-name="P3" draw:layer="layout" svg:x1="7.813cm" svg:y1="16.076cm" svg:x2="7.813cm" svg:y2="18.616cm">
          <text:p/>
        </draw:line>
        <draw:line draw:style-name="gr3" draw:text-style-name="P3" draw:layer="layout" svg:x1="8.502cm" svg:y1="16.049cm" svg:x2="9.01cm" svg:y2="18.589cm">
          <text:p/>
        </draw:line>
        <draw:custom-shape draw:style-name="gr4" draw:text-style-name="P5" draw:layer="layout" svg:width="1.27cm" svg:height="0.889cm" svg:x="5.735cm" svg:y="18.862cm">
          <text:p text:style-name="P4">x1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7.235cm" svg:y="18.862cm">
          <text:p text:style-name="P4">x1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8.635cm" svg:y="18.862cm">
          <text:p text:style-name="P4">x1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1.27cm" svg:x="11.135cm" svg:y="14.69cm">
          <text:p text:style-name="P2"><text:span text:style-name="T2">fx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516cm" svg:y1="15.86cm" svg:x2="10.881cm" svg:y2="18.527cm">
          <text:p/>
        </draw:line>
        <draw:line draw:style-name="gr3" draw:text-style-name="P3" draw:layer="layout" svg:x1="12.278cm" svg:y1="15.987cm" svg:x2="12.278cm" svg:y2="18.527cm">
          <text:p/>
        </draw:line>
        <draw:line draw:style-name="gr3" draw:text-style-name="P3" draw:layer="layout" svg:x1="12.967cm" svg:y1="15.96cm" svg:x2="13.475cm" svg:y2="18.5cm">
          <text:p/>
        </draw:line>
        <draw:custom-shape draw:style-name="gr4" draw:text-style-name="P5" draw:layer="layout" svg:width="1.27cm" svg:height="0.889cm" svg:x="10.2cm" svg:y="18.862cm">
          <text:p text:style-name="P4">x1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1.7cm" svg:y="18.862cm">
          <text:p text:style-name="P4">x1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3.1cm" svg:y="18.862cm">
          <text:p text:style-name="P4">x1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1.27cm" svg:x="2.035cm" svg:y="14.69cm">
          <text:p text:style-name="P2"><text:span text:style-name="T2">fx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416cm" svg:y1="15.96cm" svg:x2="1.781cm" svg:y2="18.627cm">
          <text:p/>
        </draw:line>
        <draw:line draw:style-name="gr3" draw:text-style-name="P3" draw:layer="layout" svg:x1="3.178cm" svg:y1="16.087cm" svg:x2="3.178cm" svg:y2="18.627cm">
          <text:p/>
        </draw:line>
        <draw:line draw:style-name="gr3" draw:text-style-name="P3" draw:layer="layout" svg:x1="3.867cm" svg:y1="16.06cm" svg:x2="4.375cm" svg:y2="18.6cm">
          <text:p/>
        </draw:line>
        <draw:custom-shape draw:style-name="gr4" draw:text-style-name="P5" draw:layer="layout" svg:width="1.27cm" svg:height="0.889cm" svg:x="1.1cm" svg:y="18.862cm">
          <text:p text:style-name="P4">x1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2.6cm" svg:y="18.862cm">
          <text:p text:style-name="P4">x1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4cm" svg:y="18.862cm">
          <text:p text:style-name="P4">x13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327cm" svg:y1="12.811cm" svg:x2="3.406cm" svg:y2="14.589cm">
          <text:p/>
        </draw:line>
        <draw:line draw:style-name="gr3" draw:text-style-name="P3" draw:layer="layout" svg:x1="7.697cm" svg:y1="13.038cm" svg:x2="7.697cm" svg:y2="14.689cm">
          <text:p/>
        </draw:line>
        <draw:line draw:style-name="gr3" draw:text-style-name="P3" draw:layer="layout" svg:x1="9.121cm" svg:y1="12.811cm" svg:x2="11.788cm" svg:y2="14.716cm">
          <text:p/>
        </draw:line>
        <draw:custom-shape draw:style-name="gr1" draw:text-style-name="P1" draw:layer="layout" svg:width="3.683cm" svg:height="2.032cm" svg:x="19.94cm" svg:y="10.552cm">
          <text:p text:style-name="P1"><text:span text:style-name="T1">Big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86cm" svg:height="1.27cm" svg:x="20.87cm" svg:y="14.69cm">
          <text:p text:style-name="P2"><text:span text:style-name="T2">fy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1.251cm" svg:y1="15.949cm" svg:x2="20.616cm" svg:y2="18.616cm">
          <text:p/>
        </draw:line>
        <draw:line draw:style-name="gr3" draw:text-style-name="P3" draw:layer="layout" svg:x1="22.013cm" svg:y1="16.076cm" svg:x2="22.013cm" svg:y2="18.616cm">
          <text:p/>
        </draw:line>
        <draw:line draw:style-name="gr3" draw:text-style-name="P3" draw:layer="layout" svg:x1="22.702cm" svg:y1="16.049cm" svg:x2="23.21cm" svg:y2="18.589cm">
          <text:p/>
        </draw:line>
        <draw:custom-shape draw:style-name="gr4" draw:text-style-name="P5" draw:layer="layout" svg:width="1.27cm" svg:height="0.889cm" svg:x="19.935cm" svg:y="18.862cm">
          <text:p text:style-name="P4">y2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21.435cm" svg:y="18.862cm">
          <text:p text:style-name="P4">y2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22.835cm" svg:y="18.862cm">
          <text:p text:style-name="P4">y2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1.27cm" svg:x="25.335cm" svg:y="14.69cm">
          <text:p text:style-name="P2"><text:span text:style-name="T2">fy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5.716cm" svg:y1="15.86cm" svg:x2="25.081cm" svg:y2="18.527cm">
          <text:p/>
        </draw:line>
        <draw:line draw:style-name="gr3" draw:text-style-name="P3" draw:layer="layout" svg:x1="26.478cm" svg:y1="15.987cm" svg:x2="26.478cm" svg:y2="18.527cm">
          <text:p/>
        </draw:line>
        <draw:line draw:style-name="gr3" draw:text-style-name="P3" draw:layer="layout" svg:x1="27.167cm" svg:y1="15.96cm" svg:x2="27.675cm" svg:y2="18.5cm">
          <text:p/>
        </draw:line>
        <draw:custom-shape draw:style-name="gr4" draw:text-style-name="P5" draw:layer="layout" svg:width="1.27cm" svg:height="0.889cm" svg:x="24.4cm" svg:y="18.862cm">
          <text:p text:style-name="P4">y3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25.9cm" svg:y="18.862cm">
          <text:p text:style-name="P4">y3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27.3cm" svg:y="18.862cm">
          <text:p text:style-name="P4">y3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1.27cm" svg:x="16.235cm" svg:y="14.69cm">
          <text:p text:style-name="P2"><text:span text:style-name="T2">fy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6.616cm" svg:y1="15.96cm" svg:x2="15.981cm" svg:y2="18.627cm">
          <text:p/>
        </draw:line>
        <draw:line draw:style-name="gr3" draw:text-style-name="P3" draw:layer="layout" svg:x1="17.378cm" svg:y1="16.087cm" svg:x2="17.378cm" svg:y2="18.627cm">
          <text:p/>
        </draw:line>
        <draw:line draw:style-name="gr3" draw:text-style-name="P3" draw:layer="layout" svg:x1="18.067cm" svg:y1="16.06cm" svg:x2="18.575cm" svg:y2="18.6cm">
          <text:p/>
        </draw:line>
        <draw:custom-shape draw:style-name="gr4" draw:text-style-name="P5" draw:layer="layout" svg:width="1.27cm" svg:height="0.889cm" svg:x="15.3cm" svg:y="18.862cm">
          <text:p text:style-name="P4">y1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6.8cm" svg:y="18.862cm">
          <text:p text:style-name="P4">y1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8.2cm" svg:y="18.862cm">
          <text:p text:style-name="P4">y13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0.527cm" svg:y1="12.811cm" svg:x2="17.606cm" svg:y2="14.589cm">
          <text:p/>
        </draw:line>
        <draw:line draw:style-name="gr3" draw:text-style-name="P3" draw:layer="layout" svg:x1="21.897cm" svg:y1="13.038cm" svg:x2="21.897cm" svg:y2="14.689cm">
          <text:p/>
        </draw:line>
        <draw:line draw:style-name="gr3" draw:text-style-name="P3" draw:layer="layout" svg:x1="23.321cm" svg:y1="12.811cm" svg:x2="25.988cm" svg:y2="14.716cm">
          <text:p/>
        </draw:line>
        <draw:custom-shape draw:style-name="gr4" draw:text-style-name="P5" draw:layer="layout" svg:width="1.27cm" svg:height="0.889cm" svg:x="5.735cm" svg:y="18.862cm">
          <text:p text:style-name="P4">x2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7.235cm" svg:y="18.862cm">
          <text:p text:style-name="P4">x2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8.635cm" svg:y="18.862cm">
          <text:p text:style-name="P4">x2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0.2cm" svg:y="18.862cm">
          <text:p text:style-name="P4">x3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1.7cm" svg:y="18.862cm">
          <text:p text:style-name="P4">x3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3.1cm" svg:y="18.862cm">
          <text:p text:style-name="P4">x3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.1cm" svg:y="18.862cm">
          <text:p text:style-name="P4">x1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2.6cm" svg:y="18.862cm">
          <text:p text:style-name="P4">x1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4cm" svg:y="18.862cm">
          <text:p text:style-name="P4">x1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2.939cm" svg:y="1cm">
          <text:p text:style-name="P4">x1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4.439cm" svg:y="1cm">
          <text:p text:style-name="P4">x1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5.839cm" svg:y="1cm">
          <text:p text:style-name="P4">x1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7.404cm" svg:y="1cm">
          <text:p text:style-name="P4">x1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8.904cm" svg:y="1cm">
          <text:p text:style-name="P4">x1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20.304cm" svg:y="1cm">
          <text:p text:style-name="P4">x1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8.304cm" svg:y="1cm">
          <text:p text:style-name="P4">x1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9.804cm" svg:y="1cm">
          <text:p text:style-name="P4">x1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1.204cm" svg:y="1cm">
          <text:p text:style-name="P4">x1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2.939cm" svg:y="1cm">
          <text:p text:style-name="P4">m2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4.439cm" svg:y="1cm">
          <text:p text:style-name="P4">m2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5.839cm" svg:y="1cm">
          <text:p text:style-name="P4">m2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7.404cm" svg:y="1cm">
          <text:p text:style-name="P4">m3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8.904cm" svg:y="1cm">
          <text:p text:style-name="P4">m3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20.304cm" svg:y="1cm">
          <text:p text:style-name="P4">m3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8.304cm" svg:y="1cm">
          <text:p text:style-name="P4">m1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9.804cm" svg:y="1cm">
          <text:p text:style-name="P4">m1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1.204cm" svg:y="1cm">
          <text:p text:style-name="P4">m13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382cm" svg:y1="3.54cm" svg:x2="8.874cm" svg:y2="1.889cm">
          <text:p/>
        </draw:line>
        <draw:line draw:style-name="gr3" draw:text-style-name="P3" draw:layer="layout" svg:x1="10.271cm" svg:y1="3.286cm" svg:x2="10.398cm" svg:y2="1.889cm">
          <text:p/>
        </draw:line>
        <draw:line draw:style-name="gr3" draw:text-style-name="P3" draw:layer="layout" svg:x1="11.033cm" svg:y1="3.54cm" svg:x2="11.795cm" svg:y2="1.889cm">
          <text:p/>
        </draw:line>
        <draw:line draw:style-name="gr3" draw:text-style-name="P3" draw:layer="layout" svg:x1="14.077cm" svg:y1="3.541cm" svg:x2="13.569cm" svg:y2="1.89cm">
          <text:p/>
        </draw:line>
        <draw:line draw:style-name="gr3" draw:text-style-name="P3" draw:layer="layout" svg:x1="14.966cm" svg:y1="3.287cm" svg:x2="15.093cm" svg:y2="1.89cm">
          <text:p/>
        </draw:line>
        <draw:line draw:style-name="gr3" draw:text-style-name="P3" draw:layer="layout" svg:x1="15.728cm" svg:y1="3.541cm" svg:x2="16.49cm" svg:y2="1.89cm">
          <text:p/>
        </draw:line>
        <draw:line draw:style-name="gr3" draw:text-style-name="P3" draw:layer="layout" svg:x1="18.377cm" svg:y1="3.541cm" svg:x2="17.869cm" svg:y2="1.89cm">
          <text:p/>
        </draw:line>
        <draw:line draw:style-name="gr3" draw:text-style-name="P3" draw:layer="layout" svg:x1="19.266cm" svg:y1="3.287cm" svg:x2="19.393cm" svg:y2="1.89cm">
          <text:p/>
        </draw:line>
        <draw:line draw:style-name="gr3" draw:text-style-name="P3" draw:layer="layout" svg:x1="20.028cm" svg:y1="3.541cm" svg:x2="20.79cm" svg:y2="1.89cm">
          <text:p/>
        </draw:line>
        <draw:line draw:style-name="gr5" draw:text-style-name="P3" draw:layer="layout" svg:x1="9.001cm" svg:y1="10.779cm" svg:x2="13.319cm" svg:y2="7.858cm">
          <text:p/>
        </draw:line>
        <draw:line draw:style-name="gr5" draw:text-style-name="P3" draw:layer="layout" svg:x1="15.986cm" svg:y1="7.858cm" svg:x2="20.231cm" svg:y2="10.806cm">
          <text:p/>
        </draw:line>
        <draw:line draw:style-name="gr5" draw:text-style-name="P3" draw:layer="layout" svg:x1="9.509cm" svg:y1="11.668cm" svg:x2="19.796cm" svg:y2="11.668cm">
          <text:p/>
        </draw:line>
        <draw:custom-shape draw:style-name="gr1" draw:text-style-name="P1" draw:layer="layout" svg:width="3.683cm" svg:height="2.032cm" svg:x="12.684cm" svg:y="6.08cm">
          <text:p text:style-name="P1"><text:span text:style-name="T1">Big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86cm" svg:height="1.27cm" svg:x="13.68cm" svg:y="3.286cm">
          <text:p text:style-name="P2"><text:span text:style-name="T2">fm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86cm" svg:height="1.27cm" svg:x="18.145cm" svg:y="3.286cm">
          <text:p text:style-name="P2"><text:span text:style-name="T2">fm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86cm" svg:height="1.27cm" svg:x="9.045cm" svg:y="3.286cm">
          <text:p text:style-name="P2"><text:span text:style-name="T2">f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192cm" svg:y1="6.461cm" svg:x2="10.398cm" svg:y2="4.81cm">
          <text:p/>
        </draw:line>
        <draw:line draw:style-name="gr3" draw:text-style-name="P3" draw:layer="layout" svg:x1="14.716cm" svg:y1="6.08cm" svg:x2="14.716cm" svg:y2="4.683cm">
          <text:p/>
        </draw:line>
        <draw:line draw:style-name="gr3" draw:text-style-name="P3" draw:layer="layout" svg:x1="15.859cm" svg:y1="6.334cm" svg:x2="18.526cm" svg:y2="4.556cm">
          <text:p/>
        </draw:line>
      </draw:page>
      <draw:page draw:name="page2" draw:style-name="dp1" draw:master-page-name="Default">
        <draw:custom-shape draw:style-name="gr1" draw:text-style-name="P1" draw:layer="layout" svg:width="3.683cm" svg:height="2.032cm" svg:x="5.74cm" svg:y="10.552cm">
          <text:p text:style-name="P1"><text:span text:style-name="T1">Big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.951cm" svg:y1="12.949cm" svg:x2="6.316cm" svg:y2="15.616cm">
          <text:p/>
        </draw:line>
        <draw:line draw:style-name="gr3" draw:text-style-name="P3" draw:layer="layout" svg:x1="7.713cm" svg:y1="13.076cm" svg:x2="7.713cm" svg:y2="15.616cm">
          <text:p/>
        </draw:line>
        <draw:line draw:style-name="gr3" draw:text-style-name="P3" draw:layer="layout" svg:x1="8.402cm" svg:y1="13.049cm" svg:x2="8.91cm" svg:y2="15.589cm">
          <text:p/>
        </draw:line>
        <draw:custom-shape draw:style-name="gr4" draw:text-style-name="P5" draw:layer="layout" svg:width="1.27cm" svg:height="0.889cm" svg:x="5.635cm" svg:y="15.862cm">
          <text:p text:style-name="P4">x1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7.135cm" svg:y="15.862cm">
          <text:p text:style-name="P4">x1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8.535cm" svg:y="15.862cm">
          <text:p text:style-name="P4">x13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001cm" svg:y1="12.938cm" svg:x2="10.781cm" svg:y2="15.527cm">
          <text:p/>
        </draw:line>
        <draw:line draw:style-name="gr3" draw:text-style-name="P3" draw:layer="layout" svg:x1="9.763cm" svg:y1="12.684cm" svg:x2="12.178cm" svg:y2="15.527cm">
          <text:p/>
        </draw:line>
        <draw:line draw:style-name="gr3" draw:text-style-name="P3" draw:layer="layout" svg:x1="10.144cm" svg:y1="12.43cm" svg:x2="13.375cm" svg:y2="15.5cm">
          <text:p/>
        </draw:line>
        <draw:custom-shape draw:style-name="gr4" draw:text-style-name="P5" draw:layer="layout" svg:width="1.27cm" svg:height="0.889cm" svg:x="10.1cm" svg:y="15.862cm">
          <text:p text:style-name="P4">x1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1.6cm" svg:y="15.862cm">
          <text:p text:style-name="P4">x1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3cm" svg:y="15.862cm">
          <text:p text:style-name="P4">x13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318cm" svg:y1="12.43cm" svg:x2="1.681cm" svg:y2="15.627cm">
          <text:p/>
        </draw:line>
        <draw:line draw:style-name="gr3" draw:text-style-name="P3" draw:layer="layout" svg:x1="5.699cm" svg:y1="12.684cm" svg:x2="3.078cm" svg:y2="15.627cm">
          <text:p/>
        </draw:line>
        <draw:line draw:style-name="gr3" draw:text-style-name="P3" draw:layer="layout" svg:x1="6.334cm" svg:y1="12.938cm" svg:x2="4.275cm" svg:y2="15.6cm">
          <text:p/>
        </draw:line>
        <draw:custom-shape draw:style-name="gr4" draw:text-style-name="P5" draw:layer="layout" svg:width="1.27cm" svg:height="0.889cm" svg:x="1cm" svg:y="15.862cm">
          <text:p text:style-name="P4">x1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2.5cm" svg:y="15.862cm">
          <text:p text:style-name="P4">x1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3.9cm" svg:y="15.862cm">
          <text:p text:style-name="P4">x1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2.032cm" svg:x="19.94cm" svg:y="10.552cm">
          <text:p text:style-name="P1"><text:span text:style-name="T1">Big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1.251cm" svg:y1="12.949cm" svg:x2="20.616cm" svg:y2="15.616cm">
          <text:p/>
        </draw:line>
        <draw:line draw:style-name="gr3" draw:text-style-name="P3" draw:layer="layout" svg:x1="22.013cm" svg:y1="13.076cm" svg:x2="22.013cm" svg:y2="15.616cm">
          <text:p/>
        </draw:line>
        <draw:line draw:style-name="gr3" draw:text-style-name="P3" draw:layer="layout" svg:x1="22.702cm" svg:y1="13.049cm" svg:x2="23.21cm" svg:y2="15.589cm">
          <text:p/>
        </draw:line>
        <draw:custom-shape draw:style-name="gr4" draw:text-style-name="P5" draw:layer="layout" svg:width="1.27cm" svg:height="0.889cm" svg:x="19.935cm" svg:y="15.862cm">
          <text:p text:style-name="P4">y2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21.435cm" svg:y="15.862cm">
          <text:p text:style-name="P4">y2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22.835cm" svg:y="15.862cm">
          <text:p text:style-name="P4">y23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3.225cm" svg:y1="12.938cm" svg:x2="25.081cm" svg:y2="15.527cm">
          <text:p/>
        </draw:line>
        <draw:line draw:style-name="gr3" draw:text-style-name="P3" draw:layer="layout" svg:x1="23.86cm" svg:y1="12.684cm" svg:x2="26.478cm" svg:y2="15.527cm">
          <text:p/>
        </draw:line>
        <draw:line draw:style-name="gr3" draw:text-style-name="P3" draw:layer="layout" svg:x1="24.241cm" svg:y1="12.303cm" svg:x2="27.675cm" svg:y2="15.5cm">
          <text:p/>
        </draw:line>
        <draw:custom-shape draw:style-name="gr4" draw:text-style-name="P5" draw:layer="layout" svg:width="1.27cm" svg:height="0.889cm" svg:x="24.4cm" svg:y="15.862cm">
          <text:p text:style-name="P4">y3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25.9cm" svg:y="15.862cm">
          <text:p text:style-name="P4">y3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27.3cm" svg:y="15.862cm">
          <text:p text:style-name="P4">y33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9.542cm" svg:y1="12.43cm" svg:x2="15.981cm" svg:y2="15.627cm">
          <text:p/>
        </draw:line>
        <draw:line draw:style-name="gr3" draw:text-style-name="P3" draw:layer="layout" svg:x1="19.923cm" svg:y1="12.684cm" svg:x2="17.378cm" svg:y2="15.627cm">
          <text:p/>
        </draw:line>
        <draw:line draw:style-name="gr3" draw:text-style-name="P3" draw:layer="layout" svg:x1="20.558cm" svg:y1="12.938cm" svg:x2="18.575cm" svg:y2="15.6cm">
          <text:p/>
        </draw:line>
        <draw:custom-shape draw:style-name="gr4" draw:text-style-name="P5" draw:layer="layout" svg:width="1.27cm" svg:height="0.889cm" svg:x="15.3cm" svg:y="15.862cm">
          <text:p text:style-name="P4">y1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6.8cm" svg:y="15.862cm">
          <text:p text:style-name="P4">y1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8.2cm" svg:y="15.862cm">
          <text:p text:style-name="P4">y1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5.635cm" svg:y="15.862cm">
          <text:p text:style-name="P4">x2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7.135cm" svg:y="15.862cm">
          <text:p text:style-name="P4">x2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8.535cm" svg:y="15.862cm">
          <text:p text:style-name="P4">x2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0.1cm" svg:y="15.862cm">
          <text:p text:style-name="P4">x3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1.6cm" svg:y="15.862cm">
          <text:p text:style-name="P4">x3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3cm" svg:y="15.862cm">
          <text:p text:style-name="P4">x3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cm" svg:y="15.862cm">
          <text:p text:style-name="P4">x1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2.5cm" svg:y="15.862cm">
          <text:p text:style-name="P4">x1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3.9cm" svg:y="15.862cm">
          <text:p text:style-name="P4">x1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2.939cm" svg:y="1cm">
          <text:p text:style-name="P4">x1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4.439cm" svg:y="1cm">
          <text:p text:style-name="P4">x1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5.839cm" svg:y="1cm">
          <text:p text:style-name="P4">x1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7.404cm" svg:y="1cm">
          <text:p text:style-name="P4">x1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8.904cm" svg:y="1cm">
          <text:p text:style-name="P4">x1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20.304cm" svg:y="1cm">
          <text:p text:style-name="P4">x1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8.304cm" svg:y="1cm">
          <text:p text:style-name="P4">x1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9.804cm" svg:y="1cm">
          <text:p text:style-name="P4">x1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1.204cm" svg:y="1cm">
          <text:p text:style-name="P4">x1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2.939cm" svg:y="1cm">
          <text:p text:style-name="P4">m2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4.439cm" svg:y="1cm">
          <text:p text:style-name="P4">m2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5.839cm" svg:y="1cm">
          <text:p text:style-name="P4">m2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7.404cm" svg:y="1cm">
          <text:p text:style-name="P4">m3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8.904cm" svg:y="1cm">
          <text:p text:style-name="P4">m3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20.304cm" svg:y="1cm">
          <text:p text:style-name="P4">m3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8.304cm" svg:y="1cm">
          <text:p text:style-name="P4">m1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9.804cm" svg:y="1cm">
          <text:p text:style-name="P4">m1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889cm" svg:x="11.204cm" svg:y="1cm">
          <text:p text:style-name="P4">m13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382cm" svg:y1="3.54cm" svg:x2="8.874cm" svg:y2="1.889cm">
          <text:p/>
        </draw:line>
        <draw:line draw:style-name="gr3" draw:text-style-name="P3" draw:layer="layout" svg:x1="10.271cm" svg:y1="3.286cm" svg:x2="10.398cm" svg:y2="1.889cm">
          <text:p/>
        </draw:line>
        <draw:line draw:style-name="gr3" draw:text-style-name="P3" draw:layer="layout" svg:x1="11.033cm" svg:y1="3.54cm" svg:x2="11.795cm" svg:y2="1.889cm">
          <text:p/>
        </draw:line>
        <draw:line draw:style-name="gr3" draw:text-style-name="P3" draw:layer="layout" svg:x1="14.077cm" svg:y1="3.541cm" svg:x2="13.569cm" svg:y2="1.89cm">
          <text:p/>
        </draw:line>
        <draw:line draw:style-name="gr3" draw:text-style-name="P3" draw:layer="layout" svg:x1="14.966cm" svg:y1="3.287cm" svg:x2="15.093cm" svg:y2="1.89cm">
          <text:p/>
        </draw:line>
        <draw:line draw:style-name="gr3" draw:text-style-name="P3" draw:layer="layout" svg:x1="15.728cm" svg:y1="3.541cm" svg:x2="16.49cm" svg:y2="1.89cm">
          <text:p/>
        </draw:line>
        <draw:line draw:style-name="gr3" draw:text-style-name="P3" draw:layer="layout" svg:x1="18.377cm" svg:y1="3.541cm" svg:x2="17.869cm" svg:y2="1.89cm">
          <text:p/>
        </draw:line>
        <draw:line draw:style-name="gr3" draw:text-style-name="P3" draw:layer="layout" svg:x1="19.266cm" svg:y1="3.287cm" svg:x2="19.393cm" svg:y2="1.89cm">
          <text:p/>
        </draw:line>
        <draw:line draw:style-name="gr3" draw:text-style-name="P3" draw:layer="layout" svg:x1="20.028cm" svg:y1="3.541cm" svg:x2="20.79cm" svg:y2="1.89cm">
          <text:p/>
        </draw:line>
        <draw:line draw:style-name="gr5" draw:text-style-name="P3" draw:layer="layout" svg:x1="9.001cm" svg:y1="10.779cm" svg:x2="13.319cm" svg:y2="7.858cm">
          <text:p/>
        </draw:line>
        <draw:line draw:style-name="gr5" draw:text-style-name="P3" draw:layer="layout" svg:x1="15.986cm" svg:y1="7.858cm" svg:x2="20.231cm" svg:y2="10.806cm">
          <text:p/>
        </draw:line>
        <draw:line draw:style-name="gr5" draw:text-style-name="P3" draw:layer="layout" svg:x1="9.509cm" svg:y1="11.668cm" svg:x2="19.796cm" svg:y2="11.668cm">
          <text:p/>
        </draw:line>
        <draw:custom-shape draw:style-name="gr1" draw:text-style-name="P1" draw:layer="layout" svg:width="3.683cm" svg:height="2.032cm" svg:x="12.684cm" svg:y="6.08cm">
          <text:p text:style-name="P1"><text:span text:style-name="T1">Big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86cm" svg:height="1.27cm" svg:x="13.68cm" svg:y="3.286cm">
          <text:p text:style-name="P2"><text:span text:style-name="T2">fm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86cm" svg:height="1.27cm" svg:x="18.145cm" svg:y="3.286cm">
          <text:p text:style-name="P2"><text:span text:style-name="T2">fm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86cm" svg:height="1.27cm" svg:x="9.045cm" svg:y="3.286cm">
          <text:p text:style-name="P2"><text:span text:style-name="T2">f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192cm" svg:y1="6.461cm" svg:x2="10.398cm" svg:y2="4.81cm">
          <text:p/>
        </draw:line>
        <draw:line draw:style-name="gr3" draw:text-style-name="P3" draw:layer="layout" svg:x1="14.716cm" svg:y1="6.08cm" svg:x2="14.716cm" svg:y2="4.683cm">
          <text:p/>
        </draw:line>
        <draw:line draw:style-name="gr3" draw:text-style-name="P3" draw:layer="layout" svg:x1="15.859cm" svg:y1="6.334cm" svg:x2="18.526cm" svg:y2="4.55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1:36:26.857941925</meta:creation-date>
    <dc:date>2022-04-28T18:45:36.240625562</dc:date>
    <meta:editing-duration>PT19M52S</meta:editing-duration>
    <meta:editing-cycles>4</meta:editing-cycles>
    <meta:generator>LibreOffice/6.4.7.2$Linux_X86_64 LibreOffice_project/40$Build-2</meta:generator>
    <meta:document-statistic meta:object-count="180"/>
  </office:meta>
</office:document-meta>
</file>